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09C18FD5EE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Lucida Sans1" svg:font-family="'Lucida Sans'" style:font-family-generic="swiss"/>
    <style:font-face style:name="Ubuntu1" svg:font-family="Ubuntu" style:font-pitch="variable"/>
    <style:font-face style:name="Helvetica Neue1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 Mono" svg:font-family="'Ubuntu Mono'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1" svg:font-family="'Ubuntu Mono'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2" style:family="paragraph" style:parent-style-name="Standard">
      <style:text-properties fo:color="#808080" style:font-name="Ubuntu1" fo:font-size="8pt" style:font-size-asian="8pt" style:font-size-complex="8pt"/>
    </style:style>
    <style:style style:name="P3" style:family="paragraph" style:parent-style-name="Standard">
      <style:text-properties fo:font-size="10pt" officeooo:paragraph-rsid="001ba943" style:font-size-asian="10pt" style:font-size-complex="10pt"/>
    </style:style>
    <style:style style:name="P4" style:family="paragraph" style:parent-style-name="Default">
      <style:text-properties style:font-name="Ubuntu Mono"/>
    </style:style>
    <style:style style:name="P5" style:family="paragraph" style:parent-style-name="Default">
      <style:text-properties style:font-name="Ubuntu Mono" style:font-name-asian="Ubuntu Mono1" style:font-name-complex="Ubuntu Mono1"/>
    </style:style>
    <style:style style:name="P6" style:family="paragraph" style:parent-style-name="Default">
      <style:text-properties fo:color="#e48e1a" style:font-name="Ubuntu Mono" fo:font-size="10pt" fo:language="en" fo:country="US" officeooo:rsid="00156bc7" officeooo:paragraph-rsid="00156bc7" style:font-name-asian="Ubuntu Mono1" style:font-size-asian="10pt" style:font-name-complex="Ubuntu Mono1" style:font-size-complex="10pt"/>
    </style:style>
    <style:style style:name="P7" style:family="paragraph" style:parent-style-name="Title">
      <style:text-properties fo:color="#00688f" style:font-name="Ubuntu" fo:font-size="18pt" fo:language="en" fo:country="US" style:font-size-asian="18pt" style:font-size-complex="18pt"/>
    </style:style>
    <style:style style:name="P8" style:family="paragraph" style:parent-style-name="Title">
      <style:text-properties fo:color="#00688f" style:font-name="Ubuntu" fo:font-size="18pt" fo:language="en" fo:country="US" officeooo:rsid="00156bc7" officeooo:paragraph-rsid="00156bc7" style:font-size-asian="18pt" style:font-size-complex="18pt"/>
    </style:style>
    <style:style style:name="P9" style:family="paragraph" style:parent-style-name="Table_20_Contents">
      <style:text-properties fo:color="#e48e1a" style:font-name="Ubuntu Mono" fo:font-size="10pt" fo:language="en" fo:country="US" officeooo:rsid="00156bc7" officeooo:paragraph-rsid="001ba943" style:font-name-asian="Ubuntu Mono1" style:font-size-asian="10pt" style:font-name-complex="Ubuntu Mono1" style:font-size-complex="10pt"/>
    </style:style>
    <style:style style:name="P10" style:family="paragraph" style:parent-style-name="Text_20_body">
      <style:paragraph-properties fo:margin-left="0in" fo:margin-right="0in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111in" loext:contextual-spacing="false" fo:text-indent="0in" style:auto-text-indent="false"/>
    </style:style>
    <style:style style:name="P12" style:family="paragraph" style:parent-style-name="Default" style:master-page-name="Standard">
      <style:paragraph-properties style:page-number="auto"/>
      <style:text-properties style:font-name="Ubuntu Mono"/>
    </style:style>
    <style:style style:name="P13" style:family="paragraph" style:parent-style-name="Table_20_Contents">
      <style:text-properties style:font-name="Ubuntu Mono" fo:font-size="10pt" fo:font-weight="normal" officeooo:rsid="00156bc7" officeooo:paragraph-rsid="001ba943" style:font-name-asian="Ubuntu Mono1" style:font-size-asian="10pt" style:font-weight-asian="normal" style:font-name-complex="Ubuntu Mono1" style:font-size-complex="10pt" style:font-weight-complex="normal"/>
    </style:style>
    <style:style style:name="P14" style:family="paragraph" style:parent-style-name="Text_20_body" style:list-style-name="L3">
      <style:paragraph-properties fo:margin-top="0in" fo:margin-bottom="0.111in" loext:contextual-spacing="false"/>
      <style:text-properties fo:font-variant="normal" fo:text-transform="none" fo:color="#333333" style:font-name="Arial" fo:font-size="9.35000038146973pt" fo:letter-spacing="normal" fo:font-style="normal" fo:font-weight="normal"/>
    </style:style>
    <style:style style:name="P15" style:family="paragraph" style:parent-style-name="Text_20_body" style:list-style-name="L4">
      <style:paragraph-properties fo:margin-top="0in" fo:margin-bottom="0.111in" loext:contextual-spacing="false"/>
      <style:text-properties fo:font-variant="normal" fo:text-transform="none" fo:color="#333333" style:font-name="Arial" fo:font-size="9.35000038146973pt" fo:letter-spacing="normal" fo:font-style="normal" fo:font-weight="normal"/>
    </style:style>
    <style:style style:name="P16" style:family="paragraph" style:parent-style-name="Text_20_body" style:list-style-name="L5">
      <style:paragraph-properties fo:margin-top="0in" fo:margin-bottom="0.111in" loext:contextual-spacing="false"/>
      <style:text-properties fo:font-variant="normal" fo:text-transform="none" fo:color="#333333" style:font-name="Arial" fo:font-size="9.35000038146973pt" fo:letter-spacing="normal" fo:font-style="normal" fo:font-weight="normal"/>
    </style:style>
    <style:style style:name="P17" style:family="paragraph" style:parent-style-name="Text_20_body" style:list-style-name="L6">
      <style:paragraph-properties fo:margin-top="0in" fo:margin-bottom="0.111in" loext:contextual-spacing="false"/>
      <style:text-properties fo:font-variant="normal" fo:text-transform="none" fo:color="#333333" style:font-name="Arial" fo:font-size="9.35000038146973pt" fo:letter-spacing="normal" fo:font-style="normal" fo:font-weight="normal"/>
    </style:style>
    <style:style style:name="P18" style:family="paragraph" style:parent-style-name="Text_20_body" style:list-style-name="L7">
      <style:paragraph-properties fo:margin-top="0in" fo:margin-bottom="0.111in" loext:contextual-spacing="false"/>
      <style:text-properties fo:font-variant="normal" fo:text-transform="none" fo:color="#333333" style:font-name="Arial" fo:font-size="9.35000038146973pt" fo:letter-spacing="normal" fo:font-style="normal" fo:font-weight="normal"/>
    </style:style>
    <style:style style:name="P19" style:family="paragraph" style:parent-style-name="Text_20_body" style:list-style-name="L8">
      <style:paragraph-properties fo:margin-top="0in" fo:margin-bottom="0.111in" loext:contextual-spacing="false"/>
      <style:text-properties fo:font-variant="normal" fo:text-transform="none" fo:color="#333333" style:font-name="Arial" fo:font-size="9.35000038146973pt" fo:letter-spacing="normal" fo:font-style="normal" fo:font-weight="normal"/>
    </style:style>
    <style:style style:name="P20" style:family="paragraph" style:parent-style-name="Text_20_body" style:list-style-name="L9">
      <style:paragraph-properties fo:margin-top="0in" fo:margin-bottom="0.111in" loext:contextual-spacing="false"/>
      <style:text-properties fo:font-variant="normal" fo:text-transform="none" fo:color="#333333" style:font-name="Arial" fo:font-size="9.35000038146973pt" fo:letter-spacing="normal" fo:font-style="normal" fo:font-weight="normal"/>
    </style:style>
    <style:style style:name="P21" style:family="paragraph" style:parent-style-name="Text_20_body" style:list-style-name="L2">
      <style:paragraph-properties fo:margin-top="0in" fo:margin-bottom="0.111in" loext:contextual-spacing="false"/>
      <style:text-properties fo:font-variant="normal" fo:text-transform="none" fo:color="#333333" style:font-name="Ubuntu Mono" fo:font-size="9.35000038146973pt" fo:letter-spacing="normal" fo:language="en" fo:country="US" fo:font-style="normal" fo:font-weight="normal" officeooo:rsid="00156bc7" style:font-name-asian="Ubuntu Mono1" style:font-size-asian="12pt" style:language-asian="en" style:country-asian="US" style:font-weight-asian="normal" style:font-name-complex="Ubuntu Mono1" style:font-size-complex="12pt" style:language-complex="ar" style:country-complex="SA" style:font-weight-complex="normal"/>
    </style:style>
    <style:style style:name="P22" style:family="paragraph" style:parent-style-name="Text_20_body" style:list-style-name="L1">
      <style:paragraph-properties fo:margin-left="0in" fo:margin-right="0.1in" fo:margin-top="0in" fo:margin-bottom="0in" loext:contextual-spacing="false" fo:text-indent="0in" style:auto-text-indent="false"/>
      <style:text-properties fo:font-variant="normal" fo:text-transform="none" fo:color="#333333" style:font-name="Ubuntu Mono" fo:font-size="9.35000038146973pt" fo:letter-spacing="normal" fo:font-style="normal" fo:font-weight="normal" officeooo:rsid="00156bc7" style:font-name-asian="Ubuntu Mono1" style:font-weight-asian="normal" style:font-name-complex="Ubuntu Mono1" style:font-weight-complex="normal"/>
    </style:style>
    <style:style style:name="P23" style:family="paragraph" style:parent-style-name="Text_20_body" style:list-style-name="L1">
      <style:paragraph-properties fo:margin-left="0in" fo:margin-right="0.1in" fo:margin-top="0in" fo:margin-bottom="0in" loext:contextual-spacing="false" fo:text-indent="0in" style:auto-text-indent="false"/>
      <style:text-properties fo:font-variant="normal" fo:text-transform="none" fo:color="#333333" style:font-name="Ubuntu Mono" fo:font-size="9.35000038146973pt" fo:letter-spacing="normal" fo:language="en" fo:country="US" fo:font-style="normal" fo:font-weight="normal" officeooo:rsid="00156bc7" style:font-name-asian="Ubuntu Mono1" style:font-size-asian="12pt" style:language-asian="en" style:country-asian="US" style:font-weight-asian="normal" style:font-name-complex="Ubuntu Mono1" style:font-size-complex="12pt" style:language-complex="ar" style:country-complex="SA" style:font-weight-complex="normal"/>
    </style:style>
    <style:style style:name="T1" style:family="text">
      <style:text-properties fo:color="#00688f" style:font-name="Ubuntu Mono" fo:language="en" fo:country="US" fo:font-weight="normal" officeooo:rsid="00156bc7" style:font-name-asian="Ubuntu Mono1" style:language-asian="en" style:country-asian="US" style:font-weight-asian="normal" style:font-name-complex="Ubuntu Mono1" style:language-complex="ar" style:country-complex="SA" style:font-weight-complex="normal"/>
    </style:style>
    <style:style style:name="T2" style:family="text">
      <style:text-properties style:font-name="Ubuntu Mono" fo:font-weight="normal" officeooo:rsid="00156bc7" style:font-name-asian="Ubuntu Mono1" style:font-weight-asian="normal" style:font-name-complex="Ubuntu Mono1" style:font-weight-complex="normal"/>
    </style:style>
    <style:style style:name="T3" style:family="text">
      <style:text-properties style:font-name="Ubuntu Mono" fo:language="en" fo:country="US" officeooo:rsid="00156bc7" style:font-name-asian="Ubuntu Mono1" style:font-size-asian="12pt" style:language-asian="en" style:country-asian="US" style:font-weight-asian="normal" style:font-name-complex="Ubuntu Mono1" style:font-size-complex="12pt" style:language-complex="ar" style:country-complex="SA" style:font-weight-complex="normal"/>
    </style:style>
    <style:style style:name="T4" style:family="text">
      <style:text-properties fo:font-variant="normal" fo:text-transform="none" fo:color="#e48e1a" style:text-outline="false" style:text-line-through-style="none" style:text-line-through-type="none" style:text-position="0% 100%" style:font-name="Ubuntu" fo:font-size="14pt" fo:letter-spacing="normal" fo:language="en" fo:country="US" fo:font-style="normal" style:text-underline-style="none" fo:font-weight="normal" officeooo:rsid="00156bc7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5" style:family="text">
      <style:text-properties fo:font-variant="normal" fo:text-transform="none" fo:color="#e48e1a" style:text-outline="false" style:text-line-through-style="none" style:text-line-through-type="none" style:text-position="0% 100%" style:font-name="Ubuntu" fo:font-size="14pt" fo:letter-spacing="normal" fo:language="en" fo:country="US" fo:font-style="normal" style:text-underline-style="none" fo:font-weight="normal" officeooo:rsid="001cd31f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6" style:family="text">
      <style:text-properties fo:font-variant="normal" fo:text-transform="none" fo:color="#e48e1a" style:text-outline="false" style:text-line-through-style="none" style:text-line-through-type="none" style:text-position="0% 100%" style:font-name="Ubuntu" fo:font-size="14pt" fo:letter-spacing="normal" fo:language="en" fo:country="US" fo:font-style="normal" style:text-underline-style="none" fo:font-weight="normal" officeooo:rsid="00156bc7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7" style:family="text">
      <style:text-properties officeooo:rsid="001cd31f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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bullet-char="">
        <style:list-level-properties text:space-before="0.4909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4"/>
      <text:p text:style-name="P4"/>
      <text:p text:style-name="P7"/>
      <text:p text:style-name="P8">MySQL <text:span text:style-name="T7">5.6 Developer Certification Exam Topicss</text:span></text:p>
      <text:p text:style-name="P5"/>
      <text:p text:style-name="P3"><text:span text:style-name="Strong_20_Emphasis"><text:span text:style-name="T4">MySQL Architecture</text:span></text:span></text:p>
      <text:list xml:id="list9153748294983221779" text:style-name="L1">
        <text:list-item>
          <text:p text:style-name="P22">Use MySQL client programs to interface with the MySQL Server interactively and in batch</text:p>
        </text:list-item>
        <text:list-item>
          <text:p text:style-name="P23">Describe SQL Modes and their impact on behavior of MySQL</text:p>
        </text:list-item>
        <text:list-item>
          <text:p text:style-name="P23">Identify characteristics which have session scope</text:p>
        </text:list-item>
      </text:list>
      <text:section text:style-name="Sect1" text:name="Section1">
        <text:p text:style-name="P10"><text:bookmark text:name="cke_pastebin"/><text:span text:style-name="Strong_20_Emphasis"><text:span text:style-name="T6">General MySQL Syntax</text:span></text:span></text:p>
      </text:section>
      <text:list xml:id="list3088705535202576914" text:style-name="L2">
        <text:list-item>
          <text:p text:style-name="P21">Explain MySQL implementation of identifiers including case sensitivity, qualified names, aliases and use of reserved words</text:p>
        </text:list-item>
        <text:list-item>
          <text:p text:style-name="P21">Identify MySQL data type properties and appropriate usage</text:p>
        </text:list-item>
        <text:list-item>
          <text:p text:style-name="P21">Recognize and use common functions and expressions for all MySQL data types</text:p>
        </text:list-item>
        <text:list-item>
          <text:p text:style-name="P21">Identify and use comment syntax</text:p>
        </text:list-item>
        <text:list-item>
          <text:p text:style-name="P21">Describe and utilize prepared statements</text:p>
        </text:list-item>
        <text:list-item>
          <text:p text:style-name="P21">Describe transactions and transaction isolation levels and the impact they have on database behavior</text:p>
        </text:list-item>
      </text:list>
      <text:section text:style-name="Sect1" text:name="Section2">
        <text:p text:style-name="P10"><text:bookmark text:name="cke_pastebin2"/><text:span text:style-name="Strong_20_Emphasis"><text:span text:style-name="T6">Creation and Design of MySQL Schema Objects</text:span></text:span></text:p>
      </text:section>
      <text:list xml:id="list4819162464691707508" text:style-name="L3">
        <text:list-item>
          <text:p text:style-name="P14">Design and create normalized databases</text:p>
        </text:list-item>
        <text:list-item>
          <text:p text:style-name="P14">Create and modify tables using appropriate data types and indexing</text:p>
        </text:list-item>
        <text:list-item>
          <text:p text:style-name="P14">Describe and create table constraints <text:span text:style-name="T3">enforcing</text:span> data integrity</text:p>
        </text:list-item>
        <text:list-item>
          <text:p text:style-name="P14">Creating and modifying views</text:p>
        </text:list-item>
        <text:list-item>
          <text:p text:style-name="P14">Identify and use various methods to obtain metadata for MySQL database objects</text:p>
        </text:list-item>
      </text:list>
      <text:p text:style-name="P11"><text:span text:style-name="Strong_20_Emphasis"><text:span text:style-name="T6">Creation, Design and Use of MySQL Stored Programs</text:span></text:span></text:p>
      <text:list xml:id="list7368508514593776000" text:style-name="L4">
        <text:list-item>
          <text:p text:style-name="P15">Describe and use triggers</text:p>
        </text:list-item>
        <text:list-item>
          <text:p text:style-name="P15">Create and execute stored procedures</text:p>
        </text:list-item>
        <text:list-item>
          <text:p text:style-name="P15">Create and use stored functions</text:p>
        </text:list-item>
        <text:list-item>
          <text:p text:style-name="P15">Implement error handling within stored procedures</text:p>
        </text:list-item>
      </text:list>
      <text:section text:style-name="Sect1" text:name="Section3">
        <text:p text:style-name="P10"><text:bookmark text:name="cke_pastebin3"/><text:span text:style-name="Strong_20_Emphasis"><text:span text:style-name="T6">Querying for Data</text:span></text:span></text:p>
      </text:section>
      <text:list xml:id="list8910868848578227586" text:style-name="L5">
        <text:list-item>
          <text:p text:style-name="P16">Execute a basic SELECT statement</text:p>
        </text:list-item>
        <text:list-item>
          <text:p text:style-name="P16">Limit rows returned by a SELECT statement</text:p>
        </text:list-item>
        <text:list-item>
          <text:p text:style-name="P16"><text:soft-page-break/>Limit columns returned by a SELECT statement</text:p>
        </text:list-item>
        <text:list-item>
          <text:p text:style-name="P16">Apply sorting to SELECT statement results</text:p>
        </text:list-item>
        <text:list-item>
          <text:p text:style-name="P16">Execute SELECT statements which aggregate and group data</text:p>
        </text:list-item>
      </text:list>
      <text:section text:style-name="Sect1" text:name="Section4">
        <text:p text:style-name="P10"><text:bookmark text:name="cke_pastebin4"/><text:span text:style-name="Strong_20_Emphasis"><text:span text:style-name="T6">Modifying Data</text:span></text:span></text:p>
      </text:section>
      <text:list xml:id="list6792834012328254082" text:style-name="L6">
        <text:list-item>
          <text:p text:style-name="P17">Describe and execute INSERT statements</text:p>
        </text:list-item>
        <text:list-item>
          <text:p text:style-name="P17">Describe and execute REPLACE statements</text:p>
        </text:list-item>
        <text:list-item>
          <text:p text:style-name="P17">Describe and execute UPDATE statements</text:p>
        </text:list-item>
        <text:list-item>
          <text:p text:style-name="P17">Describe and execute TRUNCATE statements</text:p>
        </text:list-item>
        <text:list-item>
          <text:p text:style-name="P17">Describe and execute LOAD DATA statements</text:p>
        </text:list-item>
        <text:list-item>
          <text:p text:style-name="P17">Describe and execute DELETE statements</text:p>
        </text:list-item>
      </text:list>
      <text:section text:style-name="Sect1" text:name="Section5">
        <text:p text:style-name="P10"><text:bookmark text:name="cke_pastebin5"/><text:span text:style-name="Strong_20_Emphasis"><text:span text:style-name="T6">Joins, subqueries and UNION</text:span></text:span></text:p>
      </text:section>
      <text:list xml:id="list5884941648045571490" text:style-name="L7">
        <text:list-item>
          <text:p text:style-name="P18">Identify, describe and use JOINs in MySQL commands</text:p>
        </text:list-item>
        <text:list-item>
          <text:p text:style-name="P18">Describe and utilize subqueries in MySQL commands</text:p>
        </text:list-item>
        <text:list-item>
          <text:p text:style-name="P18">Perform operations using UNION clause</text:p>
        </text:list-item>
      </text:list>
      <text:section text:style-name="Sect1" text:name="Section6">
        <text:p text:style-name="P10"><text:bookmark text:name="cke_pastebin6"/><text:span text:style-name="Strong_20_Emphasis"><text:span text:style-name="T6">MySQL Application Development</text:span></text:span></text:p>
      </text:section>
      <text:list xml:id="list5683050888280686469" text:style-name="L8">
        <text:list-item>
          <text:p text:style-name="P19">Identify key characteristics, features and options for PHP, Java and .NET development using MySQL standard drivers</text:p>
        </text:list-item>
        <text:list-item>
          <text:p text:style-name="P19">Write a basic Java application that uses MySQL</text:p>
        </text:list-item>
        <text:list-item>
          <text:p text:style-name="P19">Write a basic PHP application that uses MySQL</text:p>
        </text:list-item>
        <text:list-item>
          <text:p text:style-name="P19">Write a basic .NET application that uses MySQL</text:p>
        </text:list-item>
        <text:list-item>
          <text:p text:style-name="P19">Interpret MySQL error messages</text:p>
        </text:list-item>
        <text:list-item>
          <text:p text:style-name="P19">Collect available diagnostic information</text:p>
        </text:list-item>
        <text:list-item>
          <text:p text:style-name="P19">Describe and use NoSQL and memcached API</text:p>
        </text:list-item>
      </text:list>
      <text:section text:style-name="Sect1" text:name="Section7">
        <text:p text:style-name="P10"><text:bookmark text:name="cke_pastebin7"/><text:span text:style-name="Strong_20_Emphasis"><text:span text:style-name="T6">Basic Optimizations</text:span></text:span></text:p>
      </text:section>
      <text:list xml:id="list4090791538269990738" text:style-name="L9">
        <text:list-item>
          <text:p text:style-name="P20">Identify statements requiring optimization</text:p>
        </text:list-item>
        <text:list-item>
          <text:p text:style-name="P20">Recognize and create optimal indexes for query optimization</text:p>
        </text:list-item>
        <text:list-item>
          <text:p text:style-name="P20">Recognize and fix sub-optimal SQL commands</text:p>
        </text:list-item>
        <text:list-item>
          <text:p text:style-name="P20">Identify appropriate optimization strategies for InnoDB usage</text:p>
        </text:list-item>
        <text:list-item>
          <text:p text:style-name="P20">Optimize performance through data normalization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Lucida Sans1" svg:font-family="'Lucida Sans'" style:font-family-generic="swiss"/>
    <style:font-face style:name="Ubuntu1" svg:font-family="Ubuntu" style:font-pitch="variable"/>
    <style:font-face style:name="Helvetica Neue1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 Mono" svg:font-family="'Ubuntu Mono'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1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roman" style:font-pitch="variable" fo:font-size="14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default-outline-level="" style:class="chapter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swiss" style:font-pitch="variable" fo:font-size="3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fo:hyphenate="true" fo:hyphenation-remain-char-count="2" fo:hyphenation-push-char-count="2"/>
    </style:style>
    <style:style style:name="Body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1" style:display-name="Table Style 1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2" style:font-family-asian="'Helvetica Neue'" style:font-family-generic-asian="system" style:font-pitch-asian="variable" style:font-size-asian="10pt" style:font-style-asian="normal" style:font-weight-asian="bold" style:font-name-complex="Helvetica Neue2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Table_20_Style_20_2" style:display-name="Table Style 2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2" style:font-family-asian="'Helvetica Neue'" style:font-family-generic-asian="system" style:font-pitch-asian="variable" style:font-size-asian="10pt" style:font-style-asian="normal" style:font-weight-asian="normal" style:font-name-complex="Helvetica Neue2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MP2" style:family="paragraph" style:parent-style-name="Standard">
      <style:text-properties fo:color="#808080" style:font-name="Ubuntu1" fo:font-size="8pt" style:font-size-asian="8pt" style:font-size-complex="8pt"/>
    </style:style>
    <style:style style:name="M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6in" fo:margin-left="0.5in" fo:margin-right="0.5in" style:writing-mode="rl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1" text:anchor-type="paragraph" svg:width="1.9201in" svg:height="1in" draw:z-index="1"><draw:image xlink:href="Pictures/100000000000012C0000009C18FD5EE8.png" xlink:type="simple" xlink:show="embed" xlink:actuate="onLoad"/></draw:frame></text:p>
      </style:header>
      <style:footer>
        <text:p text:style-name="MP1"/>
        <text:p text:style-name="MP2"><text:file-name text:display="full">/Users/tsanders/Documents/MySQL/mysql_certification_exam_topics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10:53:01.420139833</dc:date>
    <meta:editing-duration>PT2H2M39S</meta:editing-duration>
    <meta:editing-cycles>18</meta:editing-cycles>
    <meta:generator>LibreOffice/5.0.0.5$MacOSX_X86_64 LibreOffice_project/1b1a90865e348b492231e1c451437d7a15bb262b</meta:generator>
    <dc:creator>Tim Sanders</dc:creator>
    <meta:document-statistic meta:table-count="0" meta:image-count="1" meta:object-count="0" meta:page-count="2" meta:paragraph-count="55" meta:word-count="403" meta:character-count="2619" meta:non-whitespace-character-count="2315"/>
  </office:meta>
</office:document-meta>
</file>